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00000000E00000007C5E6B97912611C64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 Mono" svg:font-family="'Droid Sans Mono', monospace, monospace, 'Droid Sans Fallback'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16.207cm" style:rel-column-width="55898*"/>
    </style:style>
    <style:style style:name="Tableau1.B" style:family="table-column">
      <style:table-column-properties style:column-width="2.794cm" style:rel-column-width="9637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Footer">
      <style:text-properties fo:font-size="8pt"/>
    </style:style>
    <style:style style:name="P5" style:family="paragraph" style:parent-style-name="Footer">
      <style:paragraph-properties fo:text-align="end" style:justify-single-word="false"/>
      <style:text-properties fo:font-size="8pt"/>
    </style:style>
    <style:style style:name="P6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/>
    </style:style>
    <style:style style:name="P7" style:family="paragraph" style:parent-style-name="Header">
      <style:paragraph-properties fo:text-align="center" style:justify-single-word="false"/>
      <style:text-properties fo:font-size="14pt" fo:font-style="italic" fo:font-weight="bold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officeooo:rsid="00f91ece" officeooo:paragraph-rsid="010faa16"/>
    </style:style>
    <style:style style:name="P10" style:family="paragraph" style:parent-style-name="Table_20_Contents">
      <style:paragraph-properties fo:text-align="center" style:justify-single-word="false"/>
      <style:text-properties officeooo:rsid="012442a8" officeooo:paragraph-rsid="012442a8"/>
    </style:style>
    <style:style style:name="P11" style:family="paragraph" style:parent-style-name="Table_20_Contents">
      <style:text-properties officeooo:rsid="013f702b" officeooo:paragraph-rsid="013f702b"/>
    </style:style>
    <style:style style:name="P12" style:family="paragraph" style:parent-style-name="Table_20_Contents">
      <style:text-properties officeooo:rsid="01409737" officeooo:paragraph-rsid="01409737"/>
    </style:style>
    <style:style style:name="P13" style:family="paragraph" style:parent-style-name="Table_20_Contents">
      <style:text-properties fo:color="#ce181e" officeooo:rsid="013f702b" officeooo:paragraph-rsid="013f702b"/>
    </style:style>
    <style:style style:name="P14" style:family="paragraph" style:parent-style-name="Text_20_body">
      <style:text-properties officeooo:rsid="0141061e" officeooo:paragraph-rsid="0141061e"/>
    </style:style>
    <style:style style:name="P15" style:family="paragraph" style:parent-style-name="Text_20_body">
      <style:text-properties officeooo:rsid="0141d375" officeooo:paragraph-rsid="0141d375"/>
    </style:style>
    <style:style style:name="P16" style:family="paragraph" style:parent-style-name="Heading_20_1">
      <style:paragraph-properties fo:break-before="page"/>
      <style:text-properties officeooo:rsid="013de4ae" officeooo:paragraph-rsid="013de4ae"/>
    </style:style>
    <style:style style:name="P17" style:family="paragraph" style:parent-style-name="Text_20_body" style:master-page-name="Standard">
      <style:paragraph-properties fo:text-align="center" style:justify-single-word="false" style:page-number="auto"/>
      <style:text-properties fo:color="#4d8eef" style:font-name="Arial Black" fo:font-size="13pt" officeooo:rsid="00c4afb4" officeooo:paragraph-rsid="00c4afb4" style:font-size-asian="13pt" style:font-size-complex="13pt"/>
    </style:style>
    <style:style style:name="P18" style:family="paragraph" style:parent-style-name="Text_20_body">
      <style:text-properties officeooo:paragraph-rsid="0141e09a"/>
    </style:style>
    <style:style style:name="T1" style:family="text">
      <style:text-properties fo:font-size="9pt" fo:font-style="italic" style:font-size-asian="9pt" style:font-style-asian="italic" style:font-size-complex="9pt" style:font-style-complex="italic"/>
    </style:style>
    <style:style style:name="T2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3" style:family="text">
      <style:text-properties officeooo:rsid="0119a32c"/>
    </style:style>
    <style:style style:name="T4" style:family="text">
      <style:text-properties officeooo:rsid="013de4ae"/>
    </style:style>
    <style:style style:name="T5" style:family="text">
      <style:text-properties officeooo:rsid="013f702b"/>
    </style:style>
    <style:style style:name="T6" style:family="text">
      <style:text-properties officeooo:rsid="0141d375"/>
    </style:style>
    <style:style style:name="T7" style:family="text">
      <style:text-properties officeooo:rsid="0141e09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Migration Odoo <text:span text:style-name="T5">T</text:span>homas <text:span text:style-name="T5">E</text:span>lectronics <text:span text:style-name="T5">8</text:span> vers 1<text:span text:style-name="T3">5</text:span></text:p>
      <text:h text:style-name="Heading_20_1" text:outline-level="1">A Faire</text:h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Heading">A Faire</text:p>
            </table:table-cell>
            <table:table-cell table:style-name="Tableau1.B1" office:value-type="string">
              <text:p text:style-name="P8">Fait le</text:p>
            </table:table-cell>
          </table:table-row>
        </table:table-header-rows>
        <table:table-row>
          <table:table-cell table:style-name="Tableau1.A2" office:value-type="string">
            <text:p text:style-name="P11">Finaliser la migration des rapports (Facture, BL,...</text:p>
          </table:table-cell>
          <table:table-cell table:style-name="Tableau1.B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3">En cliquant sur une commande, elle ne s’affiche pas (bug migration des données)</text:p>
          </table:table-cell>
          <table:table-cell table:style-name="Tableau1.B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1">Migrer les nomenclatures</text:p>
          </table:table-cell>
          <table:table-cell table:style-name="Tableau1.B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2">Mettre en ligne le module Odoo</text:p>
          </table:table-cell>
          <table:table-cell table:style-name="Tableau1.B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12">Configurer VPS pour mettre nginix sur port 8069</text:p>
          </table:table-cell>
          <table:table-cell table:style-name="Tableau1.B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12">Mettre en place la migration sur VPS</text:p>
          </table:table-cell>
          <table:table-cell table:style-name="Tableau1.B2" office:value-type="string">
            <text:p text:style-name="P9"/>
          </table:table-cell>
        </table:table-row>
      </table:table>
      <text:p text:style-name="Text_20_body"/>
      <text:p text:style-name="Text_20_body"/>
      <text:h text:style-name="P16" text:outline-level="1">Afficher le plan comptable et les autres menus de la compta</text:h>
      <text:p text:style-name="Text_20_body">Pour cela, il faut mettre les <text:span text:style-name="T4">utilisateurs</text:span> dans ce groupe non <text:span text:style-name="T4">visible</text:span> <text:span text:style-name="T4">depuis</text:span> la fiche <text:span text:style-name="T4">utilisateur</text:span> : </text:p>
      <text:p text:style-name="Code">Show Accounting Features - Readonly</text:p>
      <text:h text:style-name="Heading_20_1" text:outline-level="1">L'utilisateur ne peut pas avoir plus d'un type d'utilisateur.</text:h>
      <text:p text:style-name="P14">Si ce message apparaît : </text:p>
      <text:p text:style-name="Code">msgid "The user cannot have more than one user types."</text:p>
      <text:p text:style-name="Code">msgstr "L'utilisateur ne peut pas avoir plus d'un type d'utilisateur."</text:p>
      <text:p text:style-name="P14">Il faut rechercher les groupes de type d’utilisateurs : </text:p>
      <text:p text:style-name="Code">thomas-electronics15=# select id,name from res_groups where id in (9, 10, 1);</text:p>
      <text:p text:style-name="Code"><text:s/>id | <text:s text:c="4"/>name <text:s text:c="5"/></text:p>
      <text:p text:style-name="Code">----+---------------</text:p>
      <text:p text:style-name="Code"><text:s text:c="2"/>9 | Portal</text:p>
      <text:p text:style-name="Code"><text:s/>10 | Public</text:p>
      <text:p text:style-name="Code"><text:s text:c="2"/>1 | Internal User</text:p>
      <text:p text:style-name="P14">Et rechercher si un utilisateur est dans 2 groupes à la fois : </text:p>
      <text:p text:style-name="Code">select * from res_groups_users_rel where gid IN (9, 10, 1) order by uid,gid;</text:p>
      <text:p text:style-name="P14">Si c’est le cas, il faut l’enlever des groupes en trop : </text:p>
      <text:p text:style-name="Code">delete from res_groups_users_rel where gid=10;</text:p>
      <text:h text:style-name="Heading_20_1" text:outline-level="1">Impossible d’afficher une commande après l’avoir créée manuellement</text:h>
      <text:p text:style-name="P15">Cela est lié à la mauvaise migration des emplacements des articles résolu ci-dessous</text:p>
      <text:h text:style-name="Heading_20_1" text:outline-level="1">Erreur en affichant la liste des articles ou un article en particulie<text:span text:style-name="T6">r</text:span></text:h>
      <text:p text:style-name="Text_20_body"><text:span text:style-name="T6">Ce message apparait: </text:span><text:s/></text:p>
      <text:p text:style-name="Code"><text:s text:c="2"/>loc_domain.append(('location_id.parent_path', '=like', location.parent_path + '%'))</text:p>
      <text:p text:style-name="Code">TypeError: unsupported operand type(s) for +: 'bool' and 'str'</text:p>
      <text:p text:style-name="P15">Pour résoudre cela, il faut migrer correctement les entrepôts et emplacements de stocks : </text:p>
      <text:p text:style-name="Code">MigrationTable(db_src,db_dst,'stock_location')</text:p>
      <text:p text:style-name="Code">default={'manufacture_steps': 'mrp_one_step'}</text:p>
      <text:p text:style-name="Code">MigrationTable(db_src,db_dst,'stock_warehouse', default=default)</text:p>
      <text:p text:style-name="Code">SQL="""</text:p>
      <text:p text:style-name="Code"><text:s text:c="4"/>update stock_location set parent_path=name;</text:p>
      <text:p text:style-name="Code"><text:s text:c="4"/>update product_category set parent_path='/' where parent_path is null;</text:p>
      <text:p text:style-name="Code"><text:s text:c="4"/>update product_category set complete_name=name;</text:p>
      <text:p text:style-name="Code"><text:s text:c="4"/>update stock_warehouse set active='t';</text:p>
      <text:p text:style-name="Code">"""</text:p>
      <text:p text:style-name="Code">cr_dst.execute(SQL)</text:p>
      <text:p text:style-name="Code">cnx_dst.commit()</text:p>
      <text:p text:style-name="Code">MigrationIrProperty(db_src,db_dst,'product.template', 'property_stock_production')</text:p>
      <text:p text:style-name="Code">MigrationIrProperty(db_src,db_dst,'product.template', 'property_stock_inventory')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Importation du stock</text:h>
      <text:p text:style-name="P18"><text:span text:style-name="T7">L’importation du stock est complexe, car la gestion des emplacements et des routes a beaucoup changé. Il y a aussi la table stock_rule en plus : </text:span></text:p>
      <text:p text:style-name="Text_20_body"/>
      <text:p text:style-name="Code"># ** stock_quant **************************************************************</text:p>
      <text:p text:style-name="Code"># TODO : Je ne migre pas les emplacements, car c'est très complexe, car il y a la table stock_rule en plus</text:p>
      <text:p text:style-name="Code"># mais du coup, je dois changer le champ location_id dans stock_quant</text:p>
      <text:p text:style-name="Code">default={'reserved_quantity': 0}</text:p>
      <text:p text:style-name="Code">rename={'qty': 'quantity'}</text:p>
      <text:p text:style-name="Code">MigrationTable(db_src,db_dst,'stock_quant', default=default, rename=rename, where="location_id=12")</text:p>
      <text:p text:style-name="Code">SQL="""</text:p>
      <text:p text:style-name="Code"><text:s text:c="4"/>update stock_quant set location_id=8;</text:p>
      <text:p text:style-name="Code"><text:s text:c="4"/>update stock_quant set inventory_date=in_date;</text:p>
      <text:p text:style-name="Code"><text:s text:c="4"/>update stock_quant set inventory_quantity_set='f';</text:p>
      <text:p text:style-name="Code">"""</text:p>
      <text:p text:style-name="Code">cr_dst.execute(SQL)</text:p>
      <text:p text:style-name="Code">cnx_dst.commit()</text:p>
      <text:p text:style-name="Code"># *****************************************************************************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 Mono" svg:font-family="'Droid Sans Mono', monospace, monospace, 'Droid Sans Fallback'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lr-tb"/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.499cm" fo:margin-right="0.499cm" fo:text-indent="0cm" style:auto-text-indent="false"/>
      <style:text-properties style:font-name="Arial" fo:font-family="Arial" style:font-style-name="Normal" style:font-family-generic="swiss" style:font-pitch="variable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5cm" fo:margin-bottom="0cm" loext:contextual-spacing="false" fo:text-indent="0cm" style:auto-text-indent="false" style:page-number="auto" fo:keep-with-next="auto"/>
      <style:text-properties fo:font-size="11pt" fo:font-weight="normal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style-name="Normal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margin-left="0cm" fo:margin-right="0cm" fo:margin-top="0.499cm" fo:margin-bottom="0.3cm" loext:contextual-spacing="false" fo:text-indent="0cm" style:auto-text-indent="false" fo:background-color="transparent" fo:padding="0.049cm" fo:border-left="none" fo:border-right="none" fo:border-top="none" fo:border-bottom="0.06pt solid #000000" style:shadow="none"/>
      <style:text-properties fo:color="#4d8eef" style:font-name="Arial1" fo:font-family="Arial" style:font-style-name="Gras Italique" style:font-family-generic="swiss" style:font-pitch="variable" fo:font-size="12pt" fo:font-style="italic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101cm" loext:contextual-spacing="false" fo:text-indent="0cm" style:auto-text-indent="false" fo:padding="0cm" fo:border="none" style:shadow="none"/>
      <style:text-properties fo:color="#4d8eef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fo:margin-left="0cm" fo:margin-right="0cm" fo:text-indent="0cm" style:auto-text-indent="false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Text_20_body" style:class="extra" style:master-page-name="">
      <loext:graphic-properties draw:fill="none" draw:fill-color="#99ccff"/>
      <style:paragraph-properties fo:margin-left="0.199cm" fo:margin-right="0.199cm" fo:text-indent="0cm" style:auto-text-indent="false" style:page-number="auto" fo:background-color="transparent" text:number-lines="false" text:line-number="0" style:vertical-align="baseline">
        <style:tab-stops/>
      </style:paragraph-properties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499cm" fo:margin-right="0.499cm" fo:margin-top="0.199cm" fo:margin-bottom="0cm" loext:contextual-spacing="false" fo:text-indent="0cm" style:auto-text-indent="false">
        <style:tab-stops>
          <style:tab-stop style:position="19.001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1cm" fo:margin-right="0.499cm" fo:text-indent="0cm" style:auto-text-indent="false">
        <style:tab-stops>
          <style:tab-stop style:position="18.501cm" style:type="right" style:leader-style="dotted" style:leader-text="."/>
        </style:tab-stops>
      </style:paragraph-properties>
      <style:text-properties fo:font-size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Liste_20_Puce_20_1" style:display-name="Liste Puce 1" style:family="paragraph" style:parent-style-name="Text_20_body" style:list-style-name="List_20_1" style:class="text" style:master-page-name="">
      <style:paragraph-properties fo:margin-left="0.499cm" fo:margin-right="0.499cm" fo:margin-top="0.101cm" fo:margin-bottom="0.101cm" loext:contextual-spacing="false" fo:text-indent="0cm" style:auto-text-indent="false" style:page-number="auto" style:shadow="none"/>
      <style:text-properties fo:font-size="11pt"/>
    </style:style>
    <style:style style:name="Liste_20_Puce_20_2" style:display-name="Liste Puce 2" style:family="paragraph" style:parent-style-name="Text_20_body" style:list-style-name="List_20_2">
      <style:paragraph-properties fo:margin-left="3.5cm" fo:margin-right="0.499cm" fo:margin-top="0cm" fo:margin-bottom="0cm" loext:contextual-spacing="false" fo:text-indent="0cm" style:auto-text-indent="false">
        <style:tab-stops/>
      </style:paragraph-properties>
      <style:text-properties style:font-name="Courier New" fo:font-family="'Courier New'" style:font-style-name="Normal" style:font-family-generic="modern" style:font-pitch="fixed" fo:font-size="10pt"/>
    </style:style>
    <style:style style:name="ListePuce1" style:family="paragraph" style:parent-style-name="Text_20_body" style:list-style-name="List_20_1">
      <style:paragraph-properties fo:margin-left="1.499cm" fo:margin-right="0.499cm" fo:margin-top="0cm" fo:margin-bottom="0.101cm" loext:contextual-spacing="false" fo:text-indent="0cm" style:auto-text-indent="false"/>
      <style:text-properties fo:font-size="11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3cm" fo:margin-bottom="0.101cm" loext:contextual-spacing="false" fo:text-indent="0cm" style:auto-text-indent="false"/>
      <style:text-properties fo:font-size="12pt" fo:font-style="italic" fo:font-weight="bold" style:font-size-asian="14pt" style:font-weight-asian="bold" style:font-size-complex="14pt" style:font-weight-complex="bold"/>
    </style:style>
    <style:style style:name="Code" style:family="paragraph" style:parent-style-name="Standard" style:class="text">
      <loext:graphic-properties draw:fill="solid" draw:fill-color="#e6e6e6" draw:opacity="100%"/>
      <style:paragraph-properties fo:margin-left="0.199cm" fo:margin-right="0.199cm" fo:text-indent="0cm" style:auto-text-indent="false" fo:background-color="#e6e6e6"/>
      <style:text-properties style:font-name="Courier New" fo:font-family="'Courier New'" style:font-style-name="Normal" style:font-family-generic="modern" style:font-pitch="fixed" fo:font-size="9pt" fo:language="zxx" fo:country="non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6.702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Bullet_20_Symbols_20__28_user_29_" style:display-name="Bullet Symbols (user)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ACRONYM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min-label-width="0.4cm" text:min-label-distance="0.101cm"/>
        <style:text-properties style:font-name="OpenSymbol"/>
      </text:list-level-style-bullet>
      <text:list-level-style-bullet text:level="2" text:style-name="Bullet_20_Symbols" text:bullet-char="•">
        <style:list-level-properties text:space-before="0.401cm" text:min-label-width="0.4cm" text:min-label-distance="0.101cm"/>
        <style:text-properties style:font-name="OpenSymbol"/>
      </text:list-level-style-bullet>
      <text:list-level-style-bullet text:level="3" text:style-name="Bullet_20_Symbols" text:bullet-char="•">
        <style:list-level-properties text:space-before="0.799cm" text:min-label-width="0.4cm" text:min-label-distance="0.101cm"/>
        <style:text-properties style:font-name="OpenSymbol"/>
      </text:list-level-style-bullet>
      <text:list-level-style-bullet text:level="4" text:style-name="Bullet_20_Symbols" text:bullet-char="•">
        <style:list-level-properties text:space-before="1.2cm" text:min-label-width="0.4cm" text:min-label-distance="0.101cm"/>
        <style:text-properties style:font-name="OpenSymbol"/>
      </text:list-level-style-bullet>
      <text:list-level-style-bullet text:level="5" text:style-name="Bullet_20_Symbols" text:bullet-char="•">
        <style:list-level-properties text:space-before="1.6cm" text:min-label-width="0.4cm" text:min-label-distance="0.101cm"/>
        <style:text-properties style:font-name="OpenSymbol"/>
      </text:list-level-style-bullet>
      <text:list-level-style-bullet text:level="6" text:style-name="Bullet_20_Symbols" text:bullet-char="•">
        <style:list-level-properties text:space-before="2.001cm" text:min-label-width="0.4cm" text:min-label-distance="0.101cm"/>
        <style:text-properties style:font-name="OpenSymbol"/>
      </text:list-level-style-bullet>
      <text:list-level-style-bullet text:level="7" text:style-name="Bullet_20_Symbols" text:bullet-char="•">
        <style:list-level-properties text:space-before="2.399cm" text:min-label-width="0.4cm" text:min-label-distance="0.101cm"/>
        <style:text-properties style:font-name="OpenSymbol"/>
      </text:list-level-style-bullet>
      <text:list-level-style-bullet text:level="8" text:style-name="Bullet_20_Symbols" text:bullet-char="•">
        <style:list-level-properties text:space-before="2.8cm" text:min-label-width="0.4cm" text:min-label-distance="0.101cm"/>
        <style:text-properties style:font-name="OpenSymbol"/>
      </text:list-level-style-bullet>
      <text:list-level-style-bullet text:level="9" text:style-name="Bullet_20_Symbols" text:bullet-char="•">
        <style:list-level-properties text:space-before="3.2cm" text:min-label-width="0.4cm" text:min-label-distance="0.101cm"/>
        <style:text-properties style:font-name="OpenSymbol"/>
      </text:list-level-style-bullet>
      <text:list-level-style-bullet text:level="10" text:style-name="Bullet_20_Symbols" text:bullet-char="•">
        <style:list-level-properties text:space-before="3.601cm" text:min-label-width="0.4cm" text:min-label-distance="0.101cm"/>
        <style:text-properties style:font-name="OpenSymbol"/>
      </text:list-level-style-bullet>
    </text:list-style>
    <text:list-style style:name="List_20_2" style:display-name="List 2">
      <text:list-level-style-image text:level="1" xlink:href="Pictures/100002000000000E00000007C5E6B97912611C64.gif" xlink:type="simple" xlink:show="embed" xlink:actuate="onLoad">
        <style:list-level-properties text:min-label-width="0.3cm" text:min-label-distance="0.101cm" style:vertical-pos="middle" style:vertical-rel="line" fo:width="0.37cm" fo:height="0.185cm"/>
      </text:list-level-style-image>
      <text:list-level-style-image text:level="2" xlink:href="Pictures/100002000000000E00000007C5E6B97912611C64.gif" xlink:type="simple" xlink:show="embed" xlink:actuate="onLoad">
        <style:list-level-properties text:space-before="0.3cm" text:min-label-width="0.3cm" text:min-label-distance="0.101cm" style:vertical-pos="middle" style:vertical-rel="line" fo:width="0.37cm" fo:height="0.185cm"/>
      </text:list-level-style-image>
      <text:list-level-style-image text:level="3" xlink:href="Pictures/100002000000000E00000007C5E6B97912611C64.gif" xlink:type="simple" xlink:show="embed" xlink:actuate="onLoad">
        <style:list-level-properties text:space-before="0.6cm" text:min-label-width="0.3cm" text:min-label-distance="0.101cm" style:vertical-pos="middle" style:vertical-rel="line" fo:width="0.37cm" fo:height="0.185cm"/>
      </text:list-level-style-image>
      <text:list-level-style-image text:level="4" xlink:href="Pictures/100002000000000E00000007C5E6B97912611C64.gif" xlink:type="simple" xlink:show="embed" xlink:actuate="onLoad">
        <style:list-level-properties text:space-before="0.899cm" text:min-label-width="0.3cm" text:min-label-distance="0.101cm" style:vertical-pos="middle" style:vertical-rel="line" fo:width="0.37cm" fo:height="0.185cm"/>
      </text:list-level-style-image>
      <text:list-level-style-image text:level="5" xlink:href="Pictures/100002000000000E00000007C5E6B97912611C64.gif" xlink:type="simple" xlink:show="embed" xlink:actuate="onLoad">
        <style:list-level-properties text:space-before="1.199cm" text:min-label-width="0.3cm" text:min-label-distance="0.101cm" style:vertical-pos="middle" style:vertical-rel="line" fo:width="0.37cm" fo:height="0.185cm"/>
      </text:list-level-style-image>
      <text:list-level-style-image text:level="6" xlink:href="Pictures/100002000000000E00000007C5E6B97912611C64.gif" xlink:type="simple" xlink:show="embed" xlink:actuate="onLoad">
        <style:list-level-properties text:space-before="1.499cm" text:min-label-width="0.3cm" text:min-label-distance="0.101cm" style:vertical-pos="middle" style:vertical-rel="line" fo:width="0.37cm" fo:height="0.185cm"/>
      </text:list-level-style-image>
      <text:list-level-style-image text:level="7" xlink:href="Pictures/100002000000000E00000007C5E6B97912611C64.gif" xlink:type="simple" xlink:show="embed" xlink:actuate="onLoad">
        <style:list-level-properties text:space-before="1.801cm" text:min-label-width="0.3cm" text:min-label-distance="0.101cm" style:vertical-pos="middle" style:vertical-rel="line" fo:width="0.37cm" fo:height="0.185cm"/>
      </text:list-level-style-image>
      <text:list-level-style-image text:level="8" xlink:href="Pictures/100002000000000E00000007C5E6B97912611C64.gif" xlink:type="simple" xlink:show="embed" xlink:actuate="onLoad">
        <style:list-level-properties text:space-before="2.101cm" text:min-label-width="0.3cm" text:min-label-distance="0.101cm" style:vertical-pos="middle" style:vertical-rel="line" fo:width="0.37cm" fo:height="0.185cm"/>
      </text:list-level-style-image>
      <text:list-level-style-image text:level="9" xlink:href="Pictures/100002000000000E00000007C5E6B97912611C64.gif" xlink:type="simple" xlink:show="embed" xlink:actuate="onLoad">
        <style:list-level-properties text:space-before="2.401cm" text:min-label-width="0.3cm" text:min-label-distance="0.101cm" style:vertical-pos="middle" style:vertical-rel="line" fo:width="0.37cm" fo:height="0.185cm"/>
      </text:list-level-style-image>
      <text:list-level-style-image text:level="10" xlink:href="Pictures/100002000000000E00000007C5E6B97912611C64.gif" xlink:type="simple" xlink:show="embed" xlink:actuate="onLoad">
        <style:list-level-properties text:space-before="2.7cm" text:min-label-width="0.3cm" text:min-label-distance="0.101cm" style:vertical-pos="middle" style:vertical-rel="line" fo:width="0.37cm" fo:height="0.185cm"/>
      </text:list-level-style-image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ableau4" style:family="table">
      <style:table-properties style:width="19.001cm" table:align="margins"/>
    </style:style>
    <style:style style:name="Tableau4.A" style:family="table-column">
      <style:table-column-properties style:column-width="16.933cm" style:rel-column-width="58404*"/>
    </style:style>
    <style:style style:name="Tableau4.B" style:family="table-column">
      <style:table-column-properties style:column-width="2.067cm" style:rel-column-width="7131*"/>
    </style:style>
    <style:style style:name="Tableau4.A1" style:family="table-cell">
      <style:table-cell-properties style:vertical-align="middle" fo:padding="0.097cm" fo:border-left="none" fo:border-right="none" fo:border-top="1pt solid #000000" fo:border-bottom="none"/>
    </style:style>
    <style:style style:name="Tableau8" style:family="table">
      <style:table-properties table:align="margins"/>
    </style:style>
    <style:style style:name="Tableau8.A" style:family="table-column">
      <style:table-column-properties style:rel-column-width="9501*"/>
    </style:style>
    <style:style style:name="Tableau8.B" style:family="table-column">
      <style:table-column-properties style:rel-column-width="46544*"/>
    </style:style>
    <style:style style:name="Tableau8.C" style:family="table-column">
      <style:table-column-properties style:rel-column-width="9490*"/>
    </style:style>
    <style:style style:name="Tableau8.A1" style:family="table-cell">
      <style:table-cell-properties fo:padding="0.097cm" fo:border-left="none" fo:border-right="none" fo:border-top="none" fo:border-bottom="1pt solid #000000"/>
    </style:style>
    <style:style style:name="Tableau8.B1" style:family="table-cell">
      <style:table-cell-properties fo:padding="0.097cm" fo:border-left="1pt solid #000000" fo:border-right="none" fo:border-top="none" fo:border-bottom="1pt solid #000000"/>
    </style:style>
    <style:style style:name="Tableau9" style:family="table">
      <style:table-properties fo:margin-left="0cm" fo:margin-right="0cm" table:align="margins"/>
    </style:style>
    <style:style style:name="Tableau9.A" style:family="table-column">
      <style:table-column-properties style:rel-column-width="49304*"/>
    </style:style>
    <style:style style:name="Tableau9.B" style:family="table-column">
      <style:table-column-properties style:rel-column-width="16231*"/>
    </style:style>
    <style:style style:name="Tableau9.A1" style:family="table-cell">
      <style:table-cell-properties fo:padding="0.097cm" fo:border-left="none" fo:border-right="none" fo:border-top="1pt solid #000000" fo:border-bottom="none"/>
    </style:style>
    <style:style style:name="M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start" style:justify-single-word="false"/>
    </style:style>
    <style:style style:name="MP3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4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/>
    </style:style>
    <style:style style:name="MP5" style:family="paragraph" style:parent-style-name="Header">
      <style:paragraph-properties fo:text-align="center" style:justify-single-word="false"/>
      <style:text-properties fo:font-size="14pt" fo:font-style="italic" fo:font-weight="bold"/>
    </style:style>
    <style:style style:name="MP6" style:family="paragraph" style:parent-style-name="Footer">
      <style:text-properties fo:font-size="8pt"/>
    </style:style>
    <style:style style:name="MP7" style:family="paragraph" style:parent-style-name="Footer">
      <style:paragraph-properties fo:text-align="end" style:justify-single-word="false"/>
      <style:text-properties fo:font-size="8pt"/>
    </style:style>
    <style:style style:name="MT1" style:family="text">
      <style:text-properties fo:font-size="9pt" fo:font-style="italic" style:font-size-asian="9pt" style:font-style-asian="italic" style:font-size-complex="9pt" style:font-style-complex="italic"/>
    </style:style>
    <style:style style:name="MT2" style:family="text">
      <style:text-properties style:font-name="Arial" fo:font-size="9pt" fo:font-style="italic" style:font-size-asian="9pt" style:font-style-asian="italic" style:font-size-complex="9pt" style:font-style-complex="italic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1cm" fo:margin-bottom="1cm" fo:margin-left="1cm" fo:margin-right="1cm" fo:border="0.99pt solid #000000" fo:padding="0.01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998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1">nfoSaône - 1 rue Jean Moulin 21110 Pluvault - http://www.infosaone.com</text:p>
              <text:p text:style-name="MP2"><text:span text:style-name="MT1">Tony Galmiche - Tél : 03 80 47 93 81 - Portable </text:span><text:span text:style-name="MT2">: 06 19 43 39 31</text:span><text:span text:style-name="MT1"> - Courriel : <text:s/>tony.galmiche@infosaone.com</text:span></text:p>
            </table:table-cell>
            <table:table-cell table:style-name="Tableau4.A1" office:value-type="string">
              <text:p text:style-name="MP3">age <text:page-number text:select-page="current">1</text:page-number>/<text:page-count>3</text:page-count></text:p>
            </table:table-cell>
          </table:table-row>
        </table:table>
      </style:footer>
    </style:master-page>
    <style:master-page style:name="Endnote" style:page-layout-name="Mpm2"/>
    <style:master-page style:name="Landscape" style:page-layout-name="Mpm3">
      <style:header>
        <table:table table:name="Tableau8" table:style-name="Tableau8">
          <table:table-column table:style-name="Tableau8.A"/>
          <table:table-column table:style-name="Tableau8.B"/>
          <table:table-column table:style-name="Tableau8.C"/>
          <table:table-header-rows>
            <table:table-row>
              <table:table-cell table:style-name="Tableau8.A1" office:value-type="string">
                <text:p text:style-name="MP4">PLASTIGRAY</text:p>
              </table:table-cell>
              <table:table-cell table:style-name="Tableau8.B1" office:value-type="string">
                <text:p text:style-name="MP5">Mise en place informatique LPP</text:p>
              </table:table-cell>
              <table:table-cell table:style-name="Tableau8.B1" office:value-type="string">
                <text:p text:style-name="MP4">Page <text:page-number text:select-page="current">0</text:page-number>/<text:page-count>3</text:page-count></text:p>
              </table:table-cell>
            </table:table-row>
          </table:table-header-rows>
        </table:table>
      </style:header>
      <style:footer>
        <table:table table:name="Tableau9" table:style-name="Tableau9">
          <table:table-column table:style-name="Tableau9.A"/>
          <table:table-column table:style-name="Tableau9.B"/>
          <table:table-header-rows>
            <table:table-row>
              <table:table-cell table:style-name="Tableau9.A1" office:value-type="string">
                <text:p text:style-name="MP6"><text:file-name text:display="full">/home/tony/Documents/Développement/dev_odoo/migration-odoo/migration-odoo-thomas-electronics-8-vers-15.odt</text:file-name></text:p>
              </table:table-cell>
              <table:table-cell table:style-name="Tableau9.A1" office:value-type="string">
                <text:p text:style-name="MP7">Imprimé le <text:date style:data-style-name="N10037" text:date-value="2021-12-13T11:25:00.941638369">13/12/21</text:date></text:p>
              </table:table-cell>
            </table:table-row>
          </table:table-header-rows>
        </table:table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03-03-10T15:06:31</meta:creation-date>
    <dc:date>2021-12-13T11:25:00.785610794</dc:date>
    <meta:print-date>2020-11-18T14:59:22.507399557</meta:print-date>
    <meta:editing-cycles>962</meta:editing-cycles>
    <meta:editing-duration>P6DT23H52M48S</meta:editing-duration>
    <meta:document-statistic meta:table-count="4" meta:image-count="0" meta:object-count="0" meta:page-count="3" meta:paragraph-count="72" meta:word-count="438" meta:character-count="3452" meta:non-whitespace-character-count="3031"/>
    <meta:user-defined meta:name="Info 1"/>
    <meta:user-defined meta:name="Info 2"/>
    <meta:user-defined meta:name="Info 3"/>
    <meta:user-defined meta:name="Info 4"/>
  </office:meta>
</office:document-meta>
</file>